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bg" fo:country="BG"/>
    </style:style>
    <style:style style:name="P3" style:parent-style-name="Normal" style:family="paragraph">
      <style:text-properties fo:language="bg" fo:country="BG"/>
    </style:style>
    <style:style style:name="P4" style:parent-style-name="Normal" style:family="paragraph">
      <style:text-properties fo:language="bg" fo:country="BG"/>
    </style:style>
    <style:style style:name="P5" style:parent-style-name="Normal" style:family="paragraph">
      <style:text-properties fo:language="bg" fo:country="BG"/>
    </style:style>
    <style:style style:name="P6" style:parent-style-name="Normal" style:family="paragraph">
      <style:text-properties fo:language="bg" fo:country="BG"/>
    </style:style>
    <style:style style:name="P7" style:parent-style-name="Normal" style:family="paragraph">
      <style:text-properties fo:language="bg" fo:country="BG"/>
    </style:style>
    <style:style style:name="P8" style:parent-style-name="Normal" style:family="paragraph">
      <style:text-properties fo:language="bg" fo:country="BG"/>
    </style:style>
    <style:style style:name="P9" style:parent-style-name="Normal" style:family="paragraph">
      <style:text-properties fo:language="bg" fo:country="BG"/>
    </style:style>
    <style:style style:name="P10" style:parent-style-name="Normal" style:family="paragraph">
      <style:text-properties fo:language="bg" fo:country="BG"/>
    </style:style>
    <style:style style:name="P11" style:parent-style-name="Normal" style:family="paragraph">
      <style:text-properties fo:language="bg" fo:country="BG"/>
    </style:style>
    <style:style style:name="T12" style:parent-style-name="DefaultParagraphFont" style:family="text">
      <style:text-properties fo:language="bg" fo:country="BG"/>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connector draw:type="line" svg:x1="-0.35938in" svg:y1="5.23958in" svg:x2="7.06771in" svg:y2="5.25486in" draw:z-index="251669504" draw:id="id0" draw:style-name="a0" draw:name="Straight Connector 10" text:anchor-type="paragraph"><svg:title/><svg:desc/></draw:connector><draw:frame draw:z-index="251668480" draw:id="id1" draw:style-name="a1" draw:name="Text Box 9" text:anchor-type="paragraph" svg:x="-0.32292in" svg:y="4.94792in" svg:width="7.375in" svg:height="0.57778in" style:rel-width="scale" style:rel-height="scale"><draw:text-box><text:p text:style-name="P2">Защо точно инфлуенсър?</text:p><text:p text:style-name="P3">Не само инфлуенсърите влиаят върху хората.</text:p></draw:text-box><svg:title/><svg:desc/></draw:frame><draw:connector draw:type="line" svg:x1="-0.375in" svg:y1="4.40625in" svg:x2="7.03611in" svg:y2="4.41667in" draw:z-index="251667456" draw:id="id2" draw:style-name="a2" draw:name="Straight Connector 8" text:anchor-type="paragraph"><svg:title/><svg:desc/></draw:connector><draw:frame draw:z-index="251666432" draw:id="id3" draw:style-name="a3" draw:name="Text Box 7" text:anchor-type="paragraph" svg:x="-0.3125in" svg:y="4.09896in" svg:width="7.34861in" svg:height="0.58819in" style:rel-width="scale" style:rel-height="scale"><draw:text-box><text:p text:style-name="P4">Зашо хората започват да се срамуват?</text:p><text:p text:style-name="P5">Не е нормално да се смъква самочувствието на хората по такъв начин.</text:p></draw:text-box><svg:title/><svg:desc/></draw:frame><draw:connector draw:type="line" svg:x1="-0.32292in" svg:y1="3.47917in" svg:x2="7.03611in" svg:y2="3.48403in" draw:z-index="251665408" draw:id="id4" draw:style-name="a4" draw:name="Straight Connector 6" text:anchor-type="paragraph"><svg:title/><svg:desc/></draw:connector><draw:frame draw:z-index="251664384" draw:id="id5" draw:style-name="a5" draw:name="Text Box 5" text:anchor-type="paragraph" svg:x="-0.29687in" svg:y="3.16146in" svg:width="7.30208in" svg:height="0.62986in" style:rel-width="scale" style:rel-height="scale"><draw:text-box><text:p text:style-name="P6">Какво е грешна ценност?</text:p><text:p text:style-name="P7">Грешното за едни е правилно за други.</text:p></draw:text-box><svg:title/><svg:desc/></draw:frame><draw:frame draw:z-index="251660288" draw:id="id6" draw:style-name="a6" draw:name="Text Box 1" text:anchor-type="paragraph" svg:x="-0.27569in" svg:y="1.39063in" svg:width="7.27083in" svg:height="0.64028in" style:rel-width="scale" style:rel-height="scale"><draw:text-box><text:p text:style-name="P8">Какво<text:s/>е<text:s/>вътрешна красота?</text:p><text:p text:style-name="P9">За някои хора вътрешната красота е харектера, за други здравословното състояние.</text:p><text:p text:style-name="Normal"/></draw:text-box><svg:title/><svg:desc/></draw:frame><draw:frame draw:z-index="251662336" draw:id="id7" draw:style-name="a7" draw:name="Text Box 3" text:anchor-type="paragraph" svg:x="-0.29653in" svg:y="2.30139in" svg:width="7.28611in" svg:height="0.61944in" style:rel-width="scale" style:rel-height="scale"><draw:text-box><text:p text:style-name="P10">Кои хора са грозни?</text:p><text:p text:style-name="P11">Всеки има разлияна представа за красота.</text:p></draw:text-box><svg:title/><svg:desc/></draw:frame><draw:connector draw:type="line" svg:x1="-0.32292in" svg:y1="2.60938in" svg:x2="7.04653in" svg:y2="2.61979in" draw:z-index="251663360" draw:id="id8" draw:style-name="a8" draw:name="Straight Connector 4" text:anchor-type="paragraph"><svg:title/><svg:desc/></draw:connector><draw:connector draw:type="line" svg:x1="-0.29688in" svg:y1="1.70833in" svg:x2="6.98924in" svg:y2="1.72361in" draw:z-index="251661312" draw:id="id9" draw:style-name="a9" draw:name="Straight Connector 2" text:anchor-type="paragraph"><svg:title/><svg:desc/></draw:connector><draw:frame draw:z-index="251659264" draw:id="id10" draw:style-name="a10" draw:name="Text Box 2" text:anchor-type="paragraph" svg:x="-0.26597in" svg:y="0in" svg:width="7.27083in" svg:height="0.8125in" style:rel-width="scale" style:rel-height="scale"><draw:text-box><text:p text:style-name="Normal"><text:span text:style-name="T12">Идея -<text:s/></text:span>Ще стана инфлуенсър, пробивайки с идеята за вътрешната красота. Активно ще се снимат и показват грозни хора, които да докажат, че света изповядва грешни ценности. Всички граждани на планетата земя започват колективно да се срамуват, което сваля гарда за атака от страна на подготвената ми армия.</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nimira.a.p@gmail.com</meta:initial-creator>
    <dc:creator>stanimira.a.p@gmail.com</dc:creator>
    <meta:creation-date>2020-10-28T10:48:00Z</meta:creation-date>
    <dc:date>2020-10-28T13:32:00Z</dc:date>
    <meta:template xlink:href="Normal" xlink:type="simple"/>
    <meta:editing-cycles>1</meta:editing-cycles>
    <meta:editing-duration>PT9840S</meta:editing-duration>
    <meta:document-statistic meta:page-count="1" meta:paragraph-count="1" meta:word-count="1" meta:character-count="11" meta:row-count="1" meta:non-whitespace-character-count="11"/>
  </office:meta>
</office:document-meta>
</file>